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1.249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Nivel 1. <text:span text:style-name="T1">Conserjerías</text:span> : en el caso de que el nombre de las consejerías cambien, habría que hacer <text:tab/>una reestructuración, pero sólo sería a este nivel.</text:p>
      <text:p text:style-name="Text_20_body">Nivel 2. <text:span text:style-name="T1">Aplicaciones integradas</text:span>: Cada aplicación integrada tendrá su propia carpeta.</text:p>
      <text:p text:style-name="Text_20_body">Nivel 3. <text:span text:style-name="T1">Versiones</text:span>: Se creará una nueva versión de la aplicación por cada entrega que se haga para <text:tab/>la integración con Platina. Es importante incluir en la descripción de la carpeta, la fecha en <text:tab/>la que se ha integrado esa versión.</text:p>
      <text:p text:style-name="Text_20_body"><text:tab/>También sería interesante incluir en la descripción si la aplicación está publicada en RCJA <text:tab/>y/o en Internet</text:p>
      <text:p text:style-name="P1"/>
      <text:p text:style-name="Text_20_body">En cuanto a las peticiones de estudio por iniciativa propia, se podría tener para CHAP la siguiente estructura:</text:p>
      <text:p text:style-name="Text_20_body"/>
      <text:p text:style-name="Text_20_body">Nivel 1. <text:span text:style-name="T1">Conserjerías</text:span> : en el caso de que el nombre de las consejerías cambien, habría que hacer una <text:tab/>reestructuración, pero sólo sería a este nivel.</text:p>
      <text:p text:style-name="Text_20_body">Nivel 2. </text:p>
      <text:p text:style-name="Text_20_body"><text:span text:style-name="T1"><text:tab/></text:span><text:span text:style-name="T2">Nivel 2.1 </text:span><text:span text:style-name="T1">Aplicaciones integradas</text:span><text:span text:style-name="T2">: Cada aplicación integrada tendrá su propia carpeta.</text:span><text:span text:style-name="T1"><text:line-break/><text:tab/></text:span><text:span text:style-name="T2">Nivel 2.2</text:span><text:span text:style-name="T1"> Carpeta "Integraciones en estudio". </text:span><text:span text:style-name="T2">Dentro de esta carpeta se incluirán una <text:tab/>carpeta por cada aplicación que está en estudio.</text:span></text:p>
      <text:p text:style-name="Text_20_body">Nivel 3. <text:span text:style-name="T1">Versiones</text:span>: Se creará una nueva versión de la aplicación por cada entrega que se haga para <text:tab/>la integración con Platina. Es importante incluir en la descripción de la carpeta, la fecha en <text:tab/>la que se ha integrado esa versión.</text:p>
      <text:p text:style-name="Text_20_body"><text:tab/>También sería interesante incluir en la descripción si la aplicación está publicada en RCJA <text:tab/>y/o en Internet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DRA </meta:initial-creator>
    <meta:creation-date>2014-12-01T13:59:12.87</meta:creation-date>
    <dc:date>2014-12-11T10:18:22.43</dc:date>
    <dc:creator>INDRA </dc:creator>
    <meta:editing-duration>PT19S</meta:editing-duration>
    <meta:editing-cycles>1</meta:editing-cycles>
    <meta:generator>OpenOffice/4.0.1$Win32 OpenOffice.org_project/401m5$Build-9714</meta:generator>
    <meta:document-statistic meta:table-count="0" meta:image-count="0" meta:object-count="0" meta:page-count="1" meta:paragraph-count="10" meta:word-count="231" meta:character-count="1407"/>
  </office:meta>
</office:document-meta>
</file>